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Cn" svg:font-family="'Roboto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378cm" fo:min-width="2.118cm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1.975cm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2.68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3.1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4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  <style:text-properties style:font-name="Roboto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Roboto" fo:font-size="14pt"/>
    </style:style>
    <style:style style:name="P6" style:family="paragraph">
      <loext:graphic-properties draw:fill="none" draw:fill-color="#ffffff"/>
      <style:paragraph-properties fo:text-align="justify"/>
      <style:text-properties style:font-name="Roboto" fo:font-size="12pt" style:font-size-asian="12pt" style:font-size-complex="12pt"/>
    </style:style>
    <style:style style:name="P7" style:family="paragraph">
      <style:paragraph-properties fo:text-align="justify"/>
      <style:text-properties style:font-name="Roboto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justify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Roboto" fo:font-size="14pt" style:font-size-asian="14pt" style:font-size-complex="14pt"/>
    </style:style>
    <style:style style:name="T2" style:family="text">
      <style:text-properties style:font-name="Roboto" fo:font-size="14pt"/>
    </style:style>
    <style:style style:name="T3" style:family="text">
      <style:text-properties style:font-name="Roboto" fo:font-size="12pt" style:font-size-asian="12pt" style:font-size-complex="12pt"/>
    </style:style>
    <style:style style:name="T4" style:family="text">
      <style:text-properties style:font-name="Robot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6cm" svg:height="0.6cm" svg:x="2.795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95cm" svg:y1="20.3cm" svg:x2="3.095cm" svg:y2="19.7cm">
          <text:p/>
        </draw:line>
        <draw:line draw:style-name="gr2" draw:text-style-name="P1" draw:layer="layout" svg:x1="3.395cm" svg:y1="20.8cm" svg:x2="3.095cm" svg:y2="20.3cm">
          <text:p/>
        </draw:line>
        <draw:line draw:style-name="gr2" draw:text-style-name="P1" draw:layer="layout" svg:x1="2.795cm" svg:y1="20.8cm" svg:x2="3.095cm" svg:y2="20.3cm">
          <text:p/>
        </draw:line>
        <draw:line draw:style-name="gr2" draw:text-style-name="P1" draw:layer="layout" svg:x1="3.295cm" svg:y1="20.1cm" svg:x2="3.095cm" svg:y2="19.8cm">
          <text:p/>
        </draw:line>
        <draw:line draw:style-name="gr2" draw:text-style-name="P1" draw:layer="layout" svg:x1="2.895cm" svg:y1="20.1cm" svg:x2="3.095cm" svg:y2="19.8cm">
          <text:p/>
        </draw:line>
        <draw:custom-shape draw:style-name="gr1" draw:text-style-name="P1" draw:layer="layout" svg:width="0.6cm" svg:height="0.6cm" svg:x="2.77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075cm" svg:y1="12cm" svg:x2="3.075cm" svg:y2="11.4cm">
          <text:p/>
        </draw:line>
        <draw:line draw:style-name="gr2" draw:text-style-name="P1" draw:layer="layout" svg:x1="3.375cm" svg:y1="12.5cm" svg:x2="3.075cm" svg:y2="12cm">
          <text:p/>
        </draw:line>
        <draw:line draw:style-name="gr2" draw:text-style-name="P1" draw:layer="layout" svg:x1="2.775cm" svg:y1="12.5cm" svg:x2="3.075cm" svg:y2="12cm">
          <text:p/>
        </draw:line>
        <draw:line draw:style-name="gr2" draw:text-style-name="P1" draw:layer="layout" svg:x1="3.275cm" svg:y1="11.8cm" svg:x2="3.075cm" svg:y2="11.5cm">
          <text:p/>
        </draw:line>
        <draw:line draw:style-name="gr2" draw:text-style-name="P1" draw:layer="layout" svg:x1="2.875cm" svg:y1="11.8cm" svg:x2="3.075cm" svg:y2="11.5cm">
          <text:p/>
        </draw:line>
        <draw:frame draw:style-name="gr3" draw:text-style-name="P3" draw:layer="layout" svg:width="2.3cm" svg:height="2.03cm" svg:x="2cm" svg:y="21.3cm">
          <draw:text-box>
            <text:p text:style-name="P2"><text:span text:style-name="T1">Usuário</text:span></text:p>
            <text:p text:style-name="P2"><text:span text:style-name="T1">Básico</text:span></text:p>
          </draw:text-box>
        </draw:frame>
        <draw:frame draw:style-name="gr4" draw:text-style-name="P3" draw:layer="layout" svg:width="3.726cm" svg:height="1.437cm" svg:x="1.274cm" svg:y="13.3cm">
          <draw:text-box>
            <text:p text:style-name="P2"><text:span text:style-name="T1">Administrador</text:span></text:p>
          </draw:text-box>
        </draw:frame>
        <draw:custom-shape draw:style-name="gr1" draw:text-style-name="P1" draw:layer="layout" svg:width="0.6cm" svg:height="0.6cm" svg:x="3.07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375cm" svg:y1="3cm" svg:x2="3.375cm" svg:y2="2.4cm">
          <text:p/>
        </draw:line>
        <draw:line draw:style-name="gr2" draw:text-style-name="P1" draw:layer="layout" svg:x1="3.675cm" svg:y1="3.5cm" svg:x2="3.375cm" svg:y2="3cm">
          <text:p/>
        </draw:line>
        <draw:line draw:style-name="gr2" draw:text-style-name="P1" draw:layer="layout" svg:x1="3.075cm" svg:y1="3.5cm" svg:x2="3.375cm" svg:y2="3cm">
          <text:p/>
        </draw:line>
        <draw:line draw:style-name="gr2" draw:text-style-name="P1" draw:layer="layout" svg:x1="3.575cm" svg:y1="2.8cm" svg:x2="3.375cm" svg:y2="2.5cm">
          <text:p/>
        </draw:line>
        <draw:line draw:style-name="gr2" draw:text-style-name="P1" draw:layer="layout" svg:x1="3.175cm" svg:y1="2.8cm" svg:x2="3.375cm" svg:y2="2.5cm">
          <text:p/>
        </draw:line>
        <draw:frame draw:style-name="gr3" draw:text-style-name="P3" draw:layer="layout" svg:width="3.726cm" svg:height="2.03cm" svg:x="1.574cm" svg:y="3.9cm">
          <draw:text-box>
            <text:p text:style-name="P2"><text:span text:style-name="T1">Super Administrador</text:span></text:p>
          </draw:text-box>
        </draw:frame>
        <draw:custom-shape draw:style-name="gr5" draw:text-style-name="P5" draw:layer="layout" svg:width="3.7cm" svg:height="2.3cm" svg:x="9.1cm" svg:y="14.6cm">
          <text:p text:style-name="P4"><text:span text:style-name="T2">Venda PE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499cm" svg:height="2.3cm" svg:x="8.6cm" svg:y="19.2cm">
          <text:p text:style-name="P4"><text:span text:style-name="T2">Venda UE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499cm" svg:height="2.2cm" svg:x="8.301cm" svg:y="24.5cm">
          <text:p text:style-name="P4"><text:span text:style-name="T2">Relatório</text:span></text:p>
          <text:p text:style-name="P4"><text:span text:style-name="T2">Média Pondera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151cm" svg:y1="6cm" svg:x2="3.151cm" svg:y2="9.6cm">
          <text:p/>
        </draw:line>
        <draw:line draw:style-name="gr8" draw:text-style-name="P1" draw:layer="layout" svg:x1="3.102cm" svg:y1="14.7cm" svg:x2="3.102cm" svg:y2="18.3cm">
          <text:p/>
        </draw:line>
        <draw:custom-shape draw:style-name="gr9" draw:text-style-name="P5" draw:layer="layout" svg:width="5.1cm" svg:height="2cm" svg:x="6.3cm" svg:y="7cm">
          <text:p text:style-name="P4"><text:span text:style-name="T2">Cadastrar Fornece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5.8cm" svg:y="10.6cm">
          <text:p text:style-name="P4"><text:span text:style-name="T2">Cadastrar Produ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7.3cm" svg:y="2.9cm">
          <text:p text:style-name="P4"><text:span text:style-name="T2">Cadastrar Usu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15.1cm" svg:y="3cm">
          <text:p text:style-name="P4"><text:span text:style-name="T2">Manter Usu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15.2cm" svg:y="24.6cm">
          <text:p text:style-name="P4"><text:span text:style-name="T2">Consultar Usu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12.8cm" svg:y="17.2cm">
          <text:p text:style-name="P4"><text:span text:style-name="T2">Consultar Produ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12.6cm" svg:y="10.7cm">
          <text:p text:style-name="P4"><text:span text:style-name="T2">Manter Produ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14.1cm" svg:y="22.4cm">
          <text:p text:style-name="P4"><text:span text:style-name="T2">Consultar Fornece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1cm" svg:height="2cm" svg:x="13.7cm" svg:y="7.1cm">
          <text:p text:style-name="P4"><text:span text:style-name="T2">Manter Fornece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4cm" svg:y1="3.1cm" svg:x2="7.1cm" svg:y2="3.6cm">
          <text:p/>
        </draw:line>
        <draw:line draw:style-name="gr2" draw:text-style-name="P1" draw:layer="layout" svg:x1="3.7cm" svg:y1="11.3cm" svg:x2="6.4cm" svg:y2="8.8cm">
          <text:p/>
        </draw:line>
        <draw:line draw:style-name="gr2" draw:text-style-name="P1" draw:layer="layout" svg:x1="3.7cm" svg:y1="11.5cm" svg:x2="5.6cm" svg:y2="11.5cm">
          <text:p/>
        </draw:line>
        <draw:line draw:style-name="gr8" draw:text-style-name="P1" draw:layer="layout" svg:x1="12.5cm" svg:y1="4cm" svg:x2="15cm" svg:y2="4cm">
          <text:p/>
        </draw:line>
        <draw:line draw:style-name="gr8" draw:text-style-name="P1" draw:layer="layout" svg:x1="11cm" svg:y1="11.7cm" svg:x2="12.6cm" svg:y2="11.7cm">
          <text:p/>
        </draw:line>
        <draw:line draw:style-name="gr8" draw:text-style-name="P1" draw:layer="layout" svg:x1="17.2cm" svg:y1="19cm" svg:x2="17.2cm" svg:y2="22.3cm">
          <text:p/>
        </draw:line>
        <draw:line draw:style-name="gr2" draw:text-style-name="P1" draw:layer="layout" svg:x1="3.6cm" svg:y1="19.5cm" svg:x2="8.9cm" svg:y2="16.1cm">
          <text:p/>
        </draw:line>
        <draw:line draw:style-name="gr2" draw:text-style-name="P1" draw:layer="layout" svg:x1="3.6cm" svg:y1="19.5cm" svg:x2="12.6cm" svg:y2="18.2cm">
          <text:p/>
        </draw:line>
        <draw:line draw:style-name="gr2" draw:text-style-name="P1" draw:layer="layout" svg:x1="3.6cm" svg:y1="19.5cm" svg:x2="8.5cm" svg:y2="20.4cm">
          <text:p/>
        </draw:line>
        <draw:line draw:style-name="gr2" draw:text-style-name="P1" draw:layer="layout" svg:x1="4cm" svg:y1="21.1cm" svg:x2="9.1cm" svg:y2="24.5cm">
          <text:p/>
        </draw:line>
        <draw:line draw:style-name="gr2" draw:text-style-name="P1" draw:layer="layout" svg:x1="4cm" svg:y1="21.1cm" svg:x2="14cm" svg:y2="23.4cm">
          <text:p/>
        </draw:line>
        <draw:line draw:style-name="gr2" draw:text-style-name="P1" draw:layer="layout" svg:x1="4cm" svg:y1="21.1cm" svg:x2="15.1cm" svg:y2="25.3cm">
          <text:p/>
        </draw:line>
        <draw:frame draw:style-name="gr10" draw:text-style-name="P6" draw:layer="layout" svg:width="2.945cm" svg:height="0.759cm" svg:x="12.301cm" svg:y="3.201cm">
          <draw:text-box>
            <text:p text:style-name="P2"><text:span text:style-name="T3">&lt;&lt;extends&gt;&gt;</text:span></text:p>
          </draw:text-box>
        </draw:frame>
        <draw:line draw:style-name="gr8" draw:text-style-name="P1" draw:layer="layout" svg:x1="11.5cm" svg:y1="8cm" svg:x2="13.8cm" svg:y2="8cm">
          <text:p/>
        </draw:line>
        <draw:frame draw:style-name="gr10" draw:text-style-name="P6" draw:layer="layout" svg:width="2.945cm" svg:height="0.759cm" svg:x="11.202cm" svg:y="7.202cm">
          <draw:text-box>
            <text:p text:style-name="P2"><text:span text:style-name="T3">&lt;&lt;extends&gt;&gt;</text:span></text:p>
          </draw:text-box>
        </draw:frame>
        <draw:frame draw:style-name="gr10" draw:text-style-name="P6" draw:layer="layout" svg:width="2.945cm" svg:height="0.759cm" svg:x="10.402cm" svg:y="10.602cm">
          <draw:text-box>
            <text:p text:style-name="P2"><text:span text:style-name="T3">&lt;&lt;extends&gt;&gt;</text:span></text:p>
          </draw:text-box>
        </draw:frame>
        <draw:line draw:style-name="gr8" draw:text-style-name="P1" draw:layer="layout" svg:x1="12.9cm" svg:y1="15.8cm" svg:x2="15.2cm" svg:y2="17.1cm">
          <text:p/>
        </draw:line>
        <draw:line draw:style-name="gr8" draw:text-style-name="P1" draw:layer="layout" svg:x1="12.2cm" svg:y1="20.4cm" svg:x2="15.4cm" svg:y2="19.3cm">
          <text:p/>
        </draw:line>
        <draw:frame draw:style-name="gr11" draw:text-style-name="P6" draw:layer="layout" svg:width="2.97cm" svg:height="0.759cm" svg:x="12.802cm" svg:y="15.302cm">
          <draw:text-box>
            <text:p text:style-name="P2"><text:span text:style-name="T3">&lt;&lt;includes&gt;&gt;</text:span></text:p>
          </draw:text-box>
        </draw:frame>
        <draw:frame draw:style-name="gr11" draw:text-style-name="P6" draw:layer="layout" svg:width="2.97cm" svg:height="0.759cm" svg:x="12.002cm" svg:y="20.302cm">
          <draw:text-box>
            <text:p text:style-name="P2"><text:span text:style-name="T3">&lt;&lt;includes&gt;&gt;</text:span></text:p>
          </draw:text-box>
        </draw:frame>
        <draw:frame draw:style-name="gr11" draw:text-style-name="P8" draw:layer="layout" svg:width="2.97cm" svg:height="0.759cm" draw:transform="rotate (-1.5707963267949) translate (18.067cm 19.199cm)">
          <draw:text-box>
            <text:p text:style-name="P7"><text:span text:style-name="T4">&lt;&lt;include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Cn" svg:font-family="'Roboto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8:18.499950162</meta:creation-date>
    <meta:generator>LibreOffice/5.0.3.2$Windows_x86 LibreOffice_project/e5f16313668ac592c1bfb310f4390624e3dbfb75</meta:generator>
    <dc:date>2015-12-02T22:15:09.296000000</dc:date>
    <meta:editing-duration>PT1H7M5S</meta:editing-duration>
    <meta:editing-cycles>16</meta:editing-cycles>
    <meta:document-statistic meta:object-count="56"/>
  </office:meta>
</office:document-meta>
</file>